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90.68mm"/>
    </style:style>
    <style:style style:name="co4" style:family="table-column">
      <style:table-column-properties fo:break-before="auto" style:column-width="63.45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48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ystem Status Tab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i Name</text:p>
          </table:table-cell>
          <table:table-cell office:value-type="string" calcext:value-type="string">
            <text:p>Host Status</text:p>
          </table:table-cell>
          <table:table-cell office:value-type="string" calcext:value-type="string">
            <text:p>Software Status</text:p>
          </table:table-cell>
          <table:table-cell office:value-type="string" calcext:value-type="string">
            <text:p>Current A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mppi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rculation pump 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buttspi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gepi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eboot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tevalveg4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nable to connect</text:p>
          </table:table-cell>
          <table:table-cell office:value-type="string" calcext:value-type="string">
            <text:p>None</text:p>
          </table:table-cell>
        </table:table-row>
      </table:table>
      <table:table table:name="SUMP Readings Tabl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S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OK</text:p>
          </table:table-cell>
        </table:table-row>
      </table:table>
      <table:table table:name="SUMP Control Tabl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ump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Locked</text:p>
          </table:table-cell>
          <table:table-cell table:number-columns-repeated="2" office:value-type="string" calcext:value-type="string">
            <text:p>&lt;none&gt;</text:p>
          </table:table-cell>
        </table:table-row>
      </table:table>
      <table:table table:name="G4 Control Tabl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P0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Pump to G6</text:p>
          </table:table-cell>
          <table:table-cell office:value-type="string" calcext:value-type="string">
            <text:p>wbuttspi</text:p>
          </table:table-cell>
        </table:table-row>
      </table:table>
      <table:table table:name="G4 Readings Tabl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S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OK</text:p>
          </table:table-cell>
        </table:table-row>
      </table:table>
      <table:table table:name="G6 Readings Tabl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S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OK</text:p>
          </table:table-cell>
        </table:table-row>
      </table:table>
      <table:table table:name="G6 Control Tabl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</table:table-row>
      </table:table>
      <table:table table:name="V4 Readings Tabl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4"/>
          <table:table-cell table:style-name="ce1"/>
          <table:table-cell/>
        </table:table-row>
      </table:table>
      <table:table table:name="V4 Control Tabl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Position 25%</text:p>
          </table:table-cell>
          <table:table-cell office:value-type="string" calcext:value-type="string">
            <text:p>sumpp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Hamish McIntyre-Bhatty</meta:initial-creator>
    <meta:creation-date>2019-09-04T21:26:47.546835000</meta:creation-date>
    <dc:date>2019-09-04T21:46:24.693158974</dc:date>
    <dc:creator>Hamish McIntyre-Bhatty</dc:creator>
    <meta:editing-duration>PT6M47S</meta:editing-duration>
    <meta:editing-cycles>1</meta:editing-cycles>
    <meta:document-statistic meta:table-count="9" meta:cell-count="124" meta:object-count="0"/>
    <meta:generator>LibreOffice/6.3.0.4$Linux_X86_64 LibreOffice_project/30$Build-4</meta:generator>
  </office:meta>
</office:document-meta>
</file>